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024215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1534900000" calcext:value-type="float">
            <text:p>11534900000</text:p>
          </table:table-cell>
          <table:table-cell office:value-type="float" office:value="2" calcext:value-type="float">
            <text:p>2</text:p>
          </table:table-cell>
          <table:table-cell office:value-type="float" office:value="50760400" calcext:value-type="float">
            <text:p>50760400</text:p>
          </table:table-cell>
          <table:table-cell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345490000" calcext:value-type="float">
            <text:p>3345490000</text:p>
          </table:table-cell>
          <table:table-cell office:value-type="float" office:value="2" calcext:value-type="float">
            <text:p>2</text:p>
          </table:table-cell>
          <table:table-cell office:value-type="float" office:value="434.909" calcext:value-type="float">
            <text:p>434.909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821970000" calcext:value-type="float">
            <text:p>2821970000</text:p>
          </table:table-cell>
          <table:table-cell office:value-type="float" office:value="1.57143" calcext:value-type="float">
            <text:p>1.57143</text:p>
          </table:table-cell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4429200000" calcext:value-type="float">
            <text:p>4429200000</text:p>
          </table:table-cell>
          <table:table-cell office:value-type="float" office:value="2" calcext:value-type="float">
            <text:p>2</text:p>
          </table:table-cell>
          <table:table-cell office:value-type="float" office:value="591.231" calcext:value-type="float">
            <text:p>591.231</text:p>
          </table:table-cell>
          <table:table-cell office:value-type="float" office:value="46" calcext:value-type="float">
            <text:p>46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070000000" calcext:value-type="float">
            <text:p>5070000000</text:p>
          </table:table-cell>
          <table:table-cell office:value-type="float" office:value="1.88889" calcext:value-type="float">
            <text:p>1.88889</text:p>
          </table:table-cell>
          <table:table-cell office:value-type="float" office:value="684.444" calcext:value-type="float">
            <text:p>684.444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93040000" calcext:value-type="float">
            <text:p>2293040000</text:p>
          </table:table-cell>
          <table:table-cell office:value-type="float" office:value="1.72727" calcext:value-type="float">
            <text:p>1.72727</text:p>
          </table:table-cell>
          <table:table-cell office:value-type="float" office:value="274.455" calcext:value-type="float">
            <text:p>274.455</text:p>
          </table:table-cell>
          <table:table-cell office:value-type="float" office:value="24" calcext:value-type="float">
            <text:p>2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342730000" calcext:value-type="float">
            <text:p>4342730000</text:p>
          </table:table-cell>
          <table:table-cell office:value-type="float" office:value="2.22222" calcext:value-type="float">
            <text:p>2.22222</text:p>
          </table:table-cell>
          <table:table-cell office:value-type="float" office:value="564.556" calcext:value-type="float">
            <text:p>564.556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3242960000" calcext:value-type="float">
            <text:p>3242960000</text:p>
          </table:table-cell>
          <table:table-cell office:value-type="float" office:value="3.3125" calcext:value-type="float">
            <text:p>3.3125</text:p>
          </table:table-cell>
          <table:table-cell office:value-type="float" office:value="393.688" calcext:value-type="float">
            <text:p>393.688</text:p>
          </table:table-cell>
          <table:table-cell office:value-type="float" office:value="36" calcext:value-type="float">
            <text:p>3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2359090000" calcext:value-type="float">
            <text:p>2359090000</text:p>
          </table:table-cell>
          <table:table-cell office:value-type="float" office:value="1.75" calcext:value-type="float">
            <text:p>1.75</text:p>
          </table:table-cell>
          <table:table-cell office:value-type="float" office:value="286.812" calcext:value-type="float">
            <text:p>286.812</text:p>
          </table:table-cell>
          <table:table-cell office:value-type="float" office:value="41" calcext:value-type="float">
            <text:p>41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880000000" calcext:value-type="float">
            <text:p>2880000000</text:p>
          </table:table-cell>
          <table:table-cell office:value-type="float" office:value="1.22222" calcext:value-type="float">
            <text:p>1.22222</text:p>
          </table:table-cell>
          <table:table-cell office:value-type="float" office:value="391.111" calcext:value-type="float">
            <text:p>391.111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4336600000" calcext:value-type="float">
            <text:p>433660000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558.778" calcext:value-type="float">
            <text:p>558.778</text:p>
          </table:table-cell>
          <table:table-cell office:value-type="float" office:value="37" calcext:value-type="float">
            <text:p>37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5049160000" calcext:value-type="float">
            <text:p>504916000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210520000" calcext:value-type="float">
            <text:p>4210520000</text:p>
          </table:table-cell>
          <table:table-cell office:value-type="float" office:value="2" calcext:value-type="float">
            <text:p>2</text:p>
          </table:table-cell>
          <table:table-cell office:value-type="float" office:value="575.231" calcext:value-type="float">
            <text:p>575.231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358670000" calcext:value-type="float">
            <text:p>1358670000</text:p>
          </table:table-cell>
          <table:table-cell office:value-type="float" office:value="1.45455" calcext:value-type="float">
            <text:p>1.45455</text:p>
          </table:table-cell>
          <table:table-cell office:value-type="float" office:value="160.818" calcext:value-type="float">
            <text:p>160.818</text:p>
          </table:table-cell>
          <table:table-cell office:value-type="float" office:value="38" calcext:value-type="float">
            <text:p>38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619240000" calcext:value-type="float">
            <text:p>4619240000</text:p>
          </table:table-cell>
          <table:table-cell office:value-type="float" office:value="2.54545" calcext:value-type="float">
            <text:p>2.54545</text:p>
          </table:table-cell>
          <table:table-cell office:value-type="float" office:value="612.364" calcext:value-type="float">
            <text:p>612.364</text:p>
          </table:table-cell>
          <table:table-cell office:value-type="float" office:value="17" calcext:value-type="float">
            <text:p>17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4011760000" calcext:value-type="float">
            <text:p>4011760000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516.273" calcext:value-type="float">
            <text:p>516.273</text:p>
          </table:table-cell>
          <table:table-cell office:value-type="float" office:value="28" calcext:value-type="float">
            <text:p>2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655750000" calcext:value-type="float">
            <text:p>2655750000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330.417" calcext:value-type="float">
            <text:p>330.417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698690000" calcext:value-type="float">
            <text:p>1698690000</text:p>
          </table:table-cell>
          <table:table-cell office:value-type="float" office:value="2.38462" calcext:value-type="float">
            <text:p>2.38462</text:p>
          </table:table-cell>
          <table:table-cell office:value-type="float" office:value="154.231" calcext:value-type="float">
            <text:p>154.231</text:p>
          </table:table-cell>
          <table:table-cell office:value-type="float" office:value="35" calcext:value-type="float">
            <text:p>3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895080000" calcext:value-type="float">
            <text:p>2895080000</text:p>
          </table:table-cell>
          <table:table-cell office:value-type="float" office:value="1.75" calcext:value-type="float">
            <text:p>1.75</text:p>
          </table:table-cell>
          <table:table-cell office:value-type="float" office:value="376.375" calcext:value-type="float">
            <text:p>376.375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4199580000" calcext:value-type="float">
            <text:p>4199580000</text:p>
          </table:table-cell>
          <table:table-cell office:value-type="float" office:value="2.6" calcext:value-type="float">
            <text:p>2.6</text:p>
          </table:table-cell>
          <table:table-cell office:value-type="float" office:value="527.3" calcext:value-type="float">
            <text:p>527.3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46150000" calcext:value-type="float">
            <text:p>2446150000</text:p>
          </table:table-cell>
          <table:table-cell office:value-type="float" office:value="1.81818" calcext:value-type="float">
            <text:p>1.81818</text:p>
          </table:table-cell>
          <table:table-cell office:value-type="float" office:value="310.545" calcext:value-type="float">
            <text:p>310.545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4942580000" calcext:value-type="float">
            <text:p>4942580000</text:p>
          </table:table-cell>
          <table:table-cell office:value-type="float" office:value="2.47368" calcext:value-type="float">
            <text:p>2.47368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4354330000" calcext:value-type="float">
            <text:p>4354330000</text:p>
          </table:table-cell>
          <table:table-cell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  <table:table-cell office:value-type="float" office:value="39" calcext:value-type="float">
            <text:p>39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720960000" calcext:value-type="float">
            <text:p>1720960000</text:p>
          </table:table-cell>
          <table:table-cell office:value-type="float" office:value="2.18182" calcext:value-type="float">
            <text:p>2.18182</text:p>
          </table:table-cell>
          <table:table-cell office:value-type="float" office:value="194.636" calcext:value-type="float">
            <text:p>194.636</text:p>
          </table:table-cell>
          <table:table-cell office:value-type="float" office:value="36" calcext:value-type="float">
            <text:p>36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942601000" calcext:value-type="float">
            <text:p>942601000</text:p>
          </table:table-cell>
          <table:table-cell office:value-type="float" office:value="2.11111" calcext:value-type="float">
            <text:p>2.11111</text:p>
          </table:table-cell>
          <table:table-cell office:value-type="float" office:value="72.1111" calcext:value-type="float">
            <text:p>72.1111</text:p>
          </table:table-cell>
          <table:table-cell office:value-type="float" office:value="30" calcext:value-type="float">
            <text:p>3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635800000" calcext:value-type="float">
            <text:p>363580000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578600000" calcext:value-type="float">
            <text:p>1578600000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81600000" calcext:value-type="float">
            <text:p>2081600000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2273400000" calcext:value-type="float">
            <text:p>2273400000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266.857" calcext:value-type="float">
            <text:p>266.857</text:p>
          </table:table-cell>
          <table:table-cell office:value-type="float" office:value="35" calcext:value-type="float">
            <text:p>3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4174480000" calcext:value-type="float">
            <text:p>4174480000</text:p>
          </table:table-cell>
          <table:table-cell office:value-type="float" office:value="1.76923" calcext:value-type="float">
            <text:p>1.76923</text:p>
          </table:table-cell>
          <table:table-cell office:value-type="float" office:value="549" calcext:value-type="float">
            <text:p>549</text:p>
          </table:table-cell>
          <table:table-cell office:value-type="float" office:value="31" calcext:value-type="float">
            <text:p>31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43.1233933161954" calcext:value-type="float">
            <text:p>43.1233933161954</text:p>
          </table:table-cell>
          <table:table-cell table:number-columns-repeated="5"/>
          <table:table-cell table:formula="of:=AVERAGE([.P2:.P31])" office:value-type="float" office:value="273.366666666667" calcext:value-type="float">
            <text:p>273.3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7:40.686507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54:23.901840504</dc:date>
    <meta:editing-duration>PT15M13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